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94d" officeooo:paragraph-rsid="0017594d"/>
    </style:style>
    <style:style style:name="P2" style:family="paragraph" style:parent-style-name="Standard">
      <style:paragraph-properties fo:text-align="center" style:justify-single-word="false"/>
      <style:text-properties fo:font-size="18pt" officeooo:rsid="0017594d" officeooo:paragraph-rsid="0017594d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7594d" officeooo:paragraph-rsid="0017594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officeooo:paragraph-rsid="0017a382"/>
    </style:style>
    <style:style style:name="P5" style:family="paragraph" style:parent-style-name="Standard">
      <style:paragraph-properties fo:text-align="start" style:justify-single-word="false"/>
      <style:text-properties officeooo:paragraph-rsid="0018423a"/>
    </style:style>
    <style:style style:name="P6" style:family="paragraph" style:parent-style-name="Standard">
      <style:paragraph-properties fo:text-align="start" style:justify-single-word="false"/>
      <style:text-properties officeooo:rsid="0018423a" officeooo:paragraph-rsid="0018423a"/>
    </style:style>
    <style:style style:name="P7" style:family="paragraph" style:parent-style-name="Standard">
      <style:text-properties officeooo:rsid="0018423a" officeooo:paragraph-rsid="0018423a"/>
    </style:style>
    <style:style style:name="P8" style:family="paragraph" style:parent-style-name="Standard">
      <style:text-properties officeooo:rsid="00196e70" officeooo:paragraph-rsid="00196e70"/>
    </style:style>
    <style:style style:name="P9" style:family="paragraph" style:parent-style-name="Standard">
      <style:paragraph-properties fo:text-align="center" style:justify-single-word="false"/>
      <style:text-properties officeooo:rsid="001b2d13" officeooo:paragraph-rsid="001b2d13"/>
    </style:style>
    <style:style style:name="P10" style:family="paragraph" style:parent-style-name="Standard">
      <style:paragraph-properties fo:text-align="start" style:justify-single-word="false"/>
      <style:text-properties officeooo:rsid="001b2d13" officeooo:paragraph-rsid="001b2d13"/>
    </style:style>
    <style:style style:name="P11" style:family="paragraph" style:parent-style-name="Standard">
      <style:paragraph-properties fo:text-align="start" style:justify-single-word="false"/>
      <style:text-properties fo:font-size="12pt" officeooo:rsid="0017a382" officeooo:paragraph-rsid="0017594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7a382" officeooo:paragraph-rsid="0017a38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8423a" officeooo:paragraph-rsid="0018423a" style:font-size-asian="10.5pt" style:font-size-complex="12pt"/>
    </style:style>
    <style:style style:name="P14" style:family="paragraph" style:parent-style-name="Standard">
      <style:text-properties officeooo:rsid="0018423a" officeooo:paragraph-rsid="0017594d"/>
    </style:style>
    <style:style style:name="P15" style:family="paragraph" style:parent-style-name="Standard">
      <style:text-properties officeooo:rsid="00196e70" officeooo:paragraph-rsid="0017594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7a382" style:font-size-asian="10.5pt" style:font-size-complex="12pt"/>
    </style:style>
    <style:style style:name="T3" style:family="text">
      <style:text-properties fo:font-size="12pt" officeooo:rsid="0018423a" style:font-size-asian="10.5pt" style:font-size-complex="12pt"/>
    </style:style>
    <style:style style:name="T4" style:family="text">
      <style:text-properties officeooo:rsid="001842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FIN DE GRADO</text:p>
      <text:p text:style-name="P2"/>
      <text:p text:style-name="P2">DIGITALIZACIÓN DE UNA HERMANDAD COORPORATIVA</text:p>
      <text:p text:style-name="P2"/>
      <text:p text:style-name="P2"/>
      <text:p text:style-name="P3"><text:tab/><text:span text:style-name="T2">INDICE</text:span></text:p>
      <text:p text:style-name="P11"/>
      <text:p text:style-name="P12">0. Inicios</text:p>
      <text:p text:style-name="P12"><text:tab/>0.1. Instalación de Ubuntu 18.04<text:tab/></text:p>
      <text:p text:style-name="P12"><text:tab/>0.2. Configuración Inicial </text:p>
      <text:p text:style-name="P12"><text:tab/>0.3. Primeros Pasos en Seguridad</text:p>
      <text:p text:style-name="P12"><text:tab/>0.4. Primera Conexión y Descargas</text:p>
      <text:p text:style-name="P12"><text:tab/>0.5. Errores Frecuentes</text:p>
      <text:p text:style-name="P12">1. Instalaciones</text:p>
      <text:p text:style-name="P12"><text:tab/>1.1. Instalación XAMPP</text:p>
      <text:p text:style-name="P4"><text:tab/><text:span text:style-name="T4">1.2. Instalación DIA</text:span></text:p>
      <text:p text:style-name="P4"><text:span text:style-name="T2"><text:tab/>1.</text:span><text:span text:style-name="T3">3</text:span><text:span text:style-name="T2">. Instalación </text:span><text:span text:style-name="T3">E</text:span><text:span text:style-name="T2">ditor de </text:span><text:span text:style-name="T3">C</text:span><text:span text:style-name="T2">ódigo</text:span></text:p>
      <text:p text:style-name="P5"><text:span text:style-name="T2"><text:tab/></text:span><text:span text:style-name="T3">1.4. Instalación Gestor de Bases de Datos<text:tab/></text:span></text:p>
      <text:p text:style-name="P13"><text:tab/>1.5. Instalación GITHUB</text:p>
      <text:p text:style-name="P13"><text:tab/>1.6 Instalación Contenedores? </text:p>
      <text:p text:style-name="P6"><text:span text:style-name="T2">2. </text:span><text:span text:style-name="T1">Base de Datos</text:span></text:p>
      <text:p text:style-name="P13"><text:tab/>2.1. Diseño</text:p>
      <text:p text:style-name="P4"><text:span text:style-name="T2"><text:s/><text:tab/></text:span><text:span text:style-name="T3">2.2. Creación</text:span></text:p>
      <text:p text:style-name="P4"><text:span text:style-name="T2"><text:tab/></text:span><text:span text:style-name="T3">2.3. Enlace a Web</text:span></text:p>
      <text:p text:style-name="P7">3. Código </text:p>
      <text:p text:style-name="P1"><text:tab/><text:span text:style-name="T4">3.1. Diseño</text:span></text:p>
      <text:p text:style-name="P1"><text:tab/><text:span text:style-name="T4">3.2. Maquetación</text:span></text:p>
      <text:p text:style-name="P1"><text:tab/><text:span text:style-name="T4">3.3. HTML/CSS</text:span></text:p>
      <text:p text:style-name="P14"><text:tab/>3.4. CSS</text:p>
      <text:p text:style-name="P14"><text:tab/>3.5. Librerias</text:p>
      <text:p text:style-name="P8">4. Alojamiento Web</text:p>
      <text:p text:style-name="P8"><text:tab/>4.1. Servidor</text:p>
      <text:p text:style-name="P8"><text:tab/>4.2. Instalación</text:p>
      <text:p text:style-name="P8">5. Entrega</text:p>
      <text:p text:style-name="P8"><text:tab/>5.1. Revisión</text:p>
      <text:p text:style-name="P8"><text:tab/>5.2. Copia de Seguridad</text:p>
      <text:p text:style-name="P15"><text:tab/>5.3. Repositorio de GitHub</text:p>
      <text:p text:style-name="P15"><text:tab/>5.4. Copia en Docker?</text:p>
      <text:p text:style-name="P15"><text:tab/>5.5. Entrega en Pendriv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José Enrique Vázquez Cantero</text:p>
      <text:p text:style-name="P9"><text:soft-page-break/>0. INICIOS</text:p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9:27:35.114287222</meta:creation-date>
    <dc:date>2018-10-15T20:07:49.701239268</dc:date>
    <meta:editing-duration>PT9M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7" meta:word-count="116" meta:character-count="783" meta:non-whitespace-character-count="662"/>
  </office:meta>
</office:document-meta>
</file>